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IDFont+F2" svg:font-family="CIDFont+F2"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Helvetica" officeooo:rsid="0012cc08" officeooo:paragraph-rsid="0012cc08"/>
    </style:style>
    <style:style style:name="P2" style:family="paragraph" style:parent-style-name="Standard">
      <style:text-properties style:font-name="Helvetica" style:text-underline-style="solid" style:text-underline-width="auto" style:text-underline-color="font-color" officeooo:rsid="0012cc08" officeooo:paragraph-rsid="0012cc08"/>
    </style:style>
    <style:style style:name="P3" style:family="paragraph" style:parent-style-name="Standard">
      <style:text-properties style:font-name="Helvetica" style:text-underline-style="none" officeooo:rsid="0012cc08" officeooo:paragraph-rsid="0012cc08"/>
    </style:style>
    <style:style style:name="P4" style:family="paragraph" style:parent-style-name="Standard">
      <style:text-properties style:font-name="Helvetica" style:text-underline-style="none" officeooo:rsid="0012ed92" officeooo:paragraph-rsid="0012ed92"/>
    </style:style>
    <style:style style:name="P5" style:family="paragraph" style:parent-style-name="Standard">
      <style:text-properties officeooo:paragraph-rsid="0012ed92"/>
    </style:style>
    <style:style style:name="T1" style:family="text">
      <style:text-properties officeooo:rsid="0012ed92"/>
    </style:style>
    <style:style style:name="T2" style:family="text">
      <style:text-properties style:font-name="CIDFont+F2" fo:font-size="11pt" style:font-size-asian="11pt"/>
    </style:style>
    <style:style style:name="T3" style:family="text">
      <style:text-properties style:font-name="Helvetica" style:text-underline-style="none" officeooo:rsid="0012ed92"/>
    </style:style>
    <style:style style:name="T4" style:family="text">
      <style:text-properties style:font-name="Helvetica" style:text-underline-style="solid" style:text-underline-width="auto" style:text-underline-color="font-color" officeooo:rsid="0012cc08"/>
    </style:style>
    <style:style style:name="T5" style:family="text">
      <style:text-properties style:font-name="Helvetica" fo:font-size="11pt" style:font-size-asian="11pt"/>
    </style:style>
    <style:style style:name="T6" style:family="text">
      <style:text-properties fo:font-size="11pt"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 Liaisons intramoléculaires </text:p>
      <text:p text:style-name="P1"/>
      <text:p text:style-name="P1">Niveau PCSI </text:p>
      <text:p text:style-name="P1"/>
      <text:p text:style-name="P1">pré-requis : électrons de valence, atomes et molécules seconde, spectroscopie, tableau périodique</text:p>
      <text:p text:style-name="P1"/>
      <text:p text:style-name="P1"/>
      <text:p text:style-name="P1">Biblio : Tout en un PCSI : Chap Forces intermoléculaires et propriétés des solvants</text:p>
      <text:p text:style-name="P1">BO : Liaisons de Van Der Waals, liaison hydrogène , ordre de grandeur énergétique. Lier qualitativement, les forces à la polarité et polarisation des molécules , conformation, spectroscopie, propriétés physique du à l’existence d’interaction de van der waals ou hydrogène</text:p>
      <text:p text:style-name="P1"/>
      <text:p text:style-name="P1"/>
      <text:p text:style-name="P1">Intro : </text:p>
      <text:p text:style-name="P1"/>
      <text:p text:style-name="P1">Liaison physique résultent des forces intermoléculaires entre molécules, atomes ou ions distincts. Différent de la liaison chimique qui s’exerce entre atomes dans la molécule. L’intensité des liaisons est plus faible que les liaisons covalente mais plus grande portée. <text:s/>On s’intéresse dans cette leçon à l’existence des interactions intermoléculaires, notamment à la liaison hydrogène. Cas de la molécule d’eau.</text:p>
      <text:p text:style-name="P1"/>
      <text:p text:style-name="P2">I. Existence de forces intermoléculaires</text:p>
      <text:p text:style-name="P2"/>
      <text:p text:style-name="P3">Dire que suivant les types d’objet en intéraction les forces d’interactions varient en intensité et spatialement. On en décrira quelques unes dans cette partie.</text:p>
      <text:p text:style-name="P2">1. Interactions enagageant un ion</text:p>
      <text:p text:style-name="P2"/>
      <text:p text:style-name="P3">On décrit l’interaction entre un ion et un autre ou une molécule possédant un moment dipolaire permanent. On donne le potentiel d’interaction, noté qu’il évolue en 1/r. Décrire les différents paramètres. </text:p>
      <text:p text:style-name="P3"/>
      <text:p text:style-name="P3">Dans le cas où la molécule polaire est en mouvement (agitation thermique). Force négative, attractive, plus l’ion est chargé plus l’intéraction est attractive. </text:p>
      <text:p text:style-name="P2">2. Intéractions de Van der Waals</text:p>
      <text:p text:style-name="P3"/>
      <text:p text:style-name="P3">On considère des molécules en interaction L’ensemble des interactions dont l’energie s’exprime sous la forme d’une fonction 1/r⁶ constituent les intéractions de type Van der Waals. L’énergie d’interaction totale attractive est la somme de trois contributions. On donne la relation (Tout en UN p 203). On décrit ensuite successivement Keesom, Debye, London. </text:p>
      <text:p text:style-name="P3"/>
      <text:p text:style-name="P3">- L’interaction entre deux molécules polaires (deux dipôles permanents) est une interaction attractive de type Keesom. On donne son expression (p199).Ne pas oublier de préciser que ces relations sont données dans le vide epsilon 0. Calcul d’ordre de grandeur</text:p>
      <text:p text:style-name="P3">- Interaction entre une molécule polaire et non polaire est donnée par Debye. On décrit l’apparition d’un moment dipolaire induit dans la molécule non polaire à l’approche de la molécule polaire. On peut ilustre l’evolution de la polarisabilité en suivant le tableau périodique.</text:p>
      <text:p text:style-name="P3">- Interation entre molécules apolaires, ou interaction de dispersion. Electrons en perpetuel mouvement autour d’une position d’equilibre, à un instant donné la répartition des électron <text:soft-page-break/>peut ne pas être uniforme donc apparition d’un moment dipolaire instantané. On peut alors avoir une interaction entre de molécules non polaires. Calcul d’ordre de grandeur. Récapitulatif dans un tableau.</text:p>
      <text:p text:style-name="P3"/>
      <text:p text:style-name="P3">On conclut en traçant le <text:span text:style-name="T1">diagramm U(r).</text:span></text:p>
      <text:p text:style-name="P2">3. Liaison Hydrogène</text:p>
      <text:p text:style-name="P4"><text:s/>La description du moment dipolaire ne permet pas de tout expliquer. Des écarts entre expérience et theorie sont observes lorsqu’un atome d’hydrogene est lié à un atome très electronegatif.</text:p>
      <text:p text:style-name="P4"/>
      <text:p text:style-name="P4">On donne la definition de la liaison hydrogene. Dans la section suivante on verra les consequence de ces interactions intermoleculaires.</text:p>
      <text:p text:style-name="P4"/>
      <text:p text:style-name="P2">II. Effets des différentes intéractions</text:p>
      <text:p text:style-name="P2"/>
      <text:p text:style-name="P3"><text:s/><text:span text:style-name="T1">Interactions intermoleculaires, responsable de nombreux phenomenes physico-chimiques </text:span></text:p>
      <text:p text:style-name="P2">1. température de fusion des corps purs (cas de l’eau)</text:p>
      <text:p text:style-name="P2"/>
      <text:p text:style-name="P4">Augmentation du volume des atomes avec la polarisabilite et l’augmentation des interactions attractives. Les atomes sont de plus en plus lies entre eux lorsque le nuage électronique est grand. Manipulation on peut regarder la temperature d’ebullition ou de fusion de plusieurs espèces. DUNOD (acide maleique, fumarique)</text:p>
      <text:p text:style-name="P4"/>
      <text:p text:style-name="P4">Cas de l’eau.</text:p>
      <text:p text:style-name="P2">2. Organisation spatiale (visualisatin à l’aide d’un logiciel)</text:p>
      <text:p text:style-name="P2"/>
      <text:p text:style-name="P2"/>
      <text:p text:style-name="P4"><text:s/>la liaison hydrogène influe sur l’organisation spatiale de la matière. Exemple de la guanine sur vesta ou mercury. On peut mesurer les longueurs des liaisons.</text:p>
      <text:p text:style-name="P2">3. Spectroscopie</text:p>
      <text:p text:style-name="P2"/>
      <text:p text:style-name="P4"><text:s/>Liaisons hydrogène en spectroscopie.</text:p>
      <text:p text:style-name="P4"/>
      <text:p text:style-name="P2">III. Solvants</text:p>
      <text:p text:style-name="P4"/>
      <text:p text:style-name="P2">1. Caractéristique d’un solvants</text:p>
      <text:p text:style-name="P4">On détaille l’usage des solvants puis leur caractéristique principales</text:p>
      <text:p text:style-name="P4"><text:s/></text:p>
      <text:p text:style-name="P2">2. Solvatation des ions et molécules polaires</text:p>
      <text:p text:style-name="P3"><text:s/><text:span text:style-name="T1">On distingue des solvants polares / ionisant etc, protique / aprotique.</text:span></text:p>
      <text:p text:style-name="P3"/>
      <text:p text:style-name="P4">Pouvoir ionisant : experience qualitative burette cyclohexane/ ethanol/ eau/ + baguette pvc frottée avec de la laine = deviation du filet de liquide. Plus un solvant est polair, plus il favorise la dispersion des charges partielles dans les molécules polarisables ou polarisée : on par le de pouvoir ionisant.</text:p>
      <text:p text:style-name="P4"/>
      <text:p text:style-name="P4">Pouvoir dispersant : stabilisation des ions en solution</text:p>
      <text:p text:style-name="P4"/>
      <text:p text:style-name="P5"><text:span text:style-name="T3">Dissolution : experience 2 séries de tubes à essai : cyclohexane/eau y dissoudre soit un cristal ionique (permanganate) soit un cristal de diiode par exemple. </text:span><text:span text:style-name="T5">Qualitativement, la règle qui prédomine est : « Les semblables dissolvent les semblables ». Cette règle reflète que les interactions intermoléculaires soluté/soluté dans le soluté sont remplacées par des interactions </text:span><text:soft-page-break/><text:span text:style-name="T5">soluté/solvant. Si les nouvelles interactions sont de même nature que les anciennes, il faut peu d’énergie pour former la solution et la dissolution est possible.</text:span></text:p>
      <text:p text:style-name="P2">Conclusion</text:p>
      <text:p text:style-name="P2"/>
      <text:p text:style-name="P3">On peut en conclusion élargie sur des applications aux tensioactifs, molécules amphiphiles qui jouent sur les propriétés des molécules mises en jeu pour former des agrégats de conformations variab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IDFont+F2" svg:font-family="CIDFont+F2"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0:32:36.452000000</meta:creation-date>
    <dc:date>2023-06-06T14:04:54.325000000</dc:date>
    <meta:editing-duration>PT3H32M18S</meta:editing-duration>
    <meta:editing-cycles>2</meta:editing-cycles>
    <meta:generator>LibreOffice/7.5.3.2$Windows_X86_64 LibreOffice_project/9f56dff12ba03b9acd7730a5a481eea045e468f3</meta:generator>
    <meta:document-statistic meta:table-count="0" meta:image-count="0" meta:object-count="0" meta:page-count="3" meta:paragraph-count="41" meta:word-count="785" meta:character-count="5340" meta:non-whitespace-character-count="4582"/>
  </office:meta>
</office:document-meta>
</file>